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1022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HCCWPfFrNzCwPDntPw6gH</text:p>
          </table:table-cell>
          <table:table-cell office:value-type="string" calcext:value-type="string">
            <text:p>Azi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NwpnQqhC8RGPcpDKdJD</text:p>
          </table:table-cell>
          <table:table-cell office:value-type="string" calcext:value-type="string">
            <text:p>Reazione d'atta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JdGNktHCbbzmHNkkNfDz</text:p>
          </table:table-cell>
          <table:table-cell office:value-type="string" calcext:value-type="string">
            <text:p>Istantan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jJ7hBjrMQd6fcWcqTb6D</text:p>
          </table:table-cell>
          <table:table-cell office:value-type="string" calcext:value-type="string">
            <text:p>Una volta per turno, Azio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9DbtWdGfndKG7CCDPmb9t</text:p>
          </table:table-cell>
          <table:table-cell office:value-type="string" calcext:value-type="string">
            <text:p>Una volta per turno, Reazione d'atta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mcpJ8zrDHJWkf9r68bhH</text:p>
          </table:table-cell>
          <table:table-cell office:value-type="string" calcext:value-type="string">
            <text:p>Una volta per turno, Effe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7KdJFMrpcTDBBnGWf6wK</text:p>
          </table:table-cell>
          <table:table-cell office:value-type="string" calcext:value-type="string">
            <text:p>Una volta per turno, Istantanea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0:28.640391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20:50:36.488394955</dc:date>
    <meta:editing-duration>PT1H4M4S</meta:editing-duration>
    <meta:editing-cycles>40</meta:editing-cycles>
    <meta:generator>LibreOffice/7.2.5.2$MacOSX_X86_64 LibreOffice_project/499f9727c189e6ef3471021d6132d4c694f357e5</meta:generator>
    <meta:document-statistic meta:table-count="1" meta:cell-count="16" meta:object-count="0"/>
  </office:meta>
</office:document-meta>
</file>